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86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87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8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89" style:family="paragraph" style:parent-style-name="Standard">
      <style:text-properties officeooo:rsid="011597d6" officeooo:paragraph-rsid="011239bb"/>
    </style:style>
    <style:style style:name="P90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T1" style:family="text">
      <style:text-properties officeooo:rsid="011f5e96"/>
    </style:style>
    <style:style style:name="T2" style:family="text">
      <style:text-properties officeooo:rsid="0129d030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T70" style:family="text">
      <style:text-properties officeooo:rsid="01281852"/>
    </style:style>
    <style:style style:name="T71" style:family="text">
      <style:text-properties officeooo:rsid="012aa460"/>
    </style:style>
    <style:style style:name="T72" style:family="text">
      <style:text-properties officeooo:rsid="012ca2be"/>
    </style:style>
    <style:style style:name="T73" style:family="text">
      <style:text-properties officeooo:rsid="012d3b85"/>
    </style:style>
    <style:style style:name="T74" style:family="text">
      <style:text-properties officeooo:rsid="012d6e8e"/>
    </style:style>
    <style:style style:name="T75" style:family="text">
      <style:text-properties officeooo:rsid="012dc19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8"><text:s/><text:span text:style-name="T2">40</text:span><text:span text:style-name="T49"> - Manual Update History</text:span></text:p>
          </table:table-cell>
        </table:table-row>
      </table:table>
      <text:p text:style-name="P89"/>
      <text:p text:style-name="P90"><text:span text:style-name="T75">29</text:span><text:span text:style-name="T73">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5">2</text:span></text:p>
      <text:p text:style-name="P90"><text:span text:style-name="T73">05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4">1</text:span></text:p>
      <text:p text:style-name="P87"><text:span text:style-name="T73">05.07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0</text:span></text:p>
      <text:p text:style-name="P87"><text:span text:style-name="T71">0</text:span><text:span text:style-name="T72">8</text:span><text:span text:style-name="T71">.0</text:span><text:span text:style-name="T72">5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</text:span><text:span text:style-name="T72">1</text:span></text:p>
      <text:p text:style-name="P86"><text:span text:style-name="T71">03.04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0</text:span></text:p>
      <text:p text:style-name="P86"><text:span text:style-name="T70">11</text:span><text:span text:style-name="T69">.</text:span><text:span text:style-name="T70">01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58">3.</text:span><text:span text:style-name="T69">4.</text:span><text:span text:style-name="T70">1</text:span></text:p>
      <text:p text:style-name="P85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5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27.08.2020 - Updated the manual to Bforartists 2 version 2.5.0</text:p>
      <text:p text:style-name="P67"><text:soft-page-break/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07.06.2020 - Added chapters 18 around Drivers Editor</text:p>
      <text:p text:style-name="P40"><text:soft-page-break/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20.12.2019 - added chapter 9.1.4 Editors - UV Editor - Header - UV menu.pdf</text:p>
      <text:p text:style-name="P17"><text:soft-page-break/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<text:soft-page-break/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<text:soft-page-break/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<text:soft-page-break/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f5e96"/>
    </style:style>
    <style:style style:name="MT2" style:family="text">
      <style:text-properties officeooo:rsid="0129d03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5H4M13S</meta:editing-duration>
    <meta:editing-cycles>273</meta:editing-cycles>
    <meta:generator>LibreOffice/7.2.7.2$Windows_X86_64 LibreOffice_project/8d71d29d553c0f7dcbfa38fbfda25ee34cce99a2</meta:generator>
    <dc:date>2023-09-10T09:53:23.254000000</dc:date>
    <meta:document-statistic meta:table-count="1" meta:image-count="1" meta:object-count="0" meta:page-count="7" meta:paragraph-count="179" meta:word-count="2500" meta:character-count="14333" meta:non-whitespace-character-count="11995"/>
    <meta:template xlink:type="simple" xlink:actuate="onRequest" xlink:title="standard1cm" xlink:href="../../../../AppData/Roaming/LibreOffice/4/user/template/standard1cm.ott" meta:date="2016-03-28T18:47:57.125000000"/>
  </office:meta>
</office:document-meta>
</file>